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001fe4" officeooo:paragraph-rsid="00001fe4"/>
    </style:style>
    <style:style style:name="P2" style:family="paragraph" style:parent-style-name="Heading_20_2">
      <style:text-properties officeooo:rsid="00001fe4" officeooo:paragraph-rsid="00001fe4"/>
    </style:style>
    <style:style style:name="P3" style:family="paragraph" style:parent-style-name="Heading_20_3">
      <style:text-properties officeooo:rsid="00001fe4" officeooo:paragraph-rsid="00001fe4"/>
    </style:style>
    <style:style style:name="P4" style:family="paragraph" style:parent-style-name="Standard">
      <style:text-properties officeooo:rsid="00189a6b" officeooo:paragraph-rsid="00001fe4"/>
    </style:style>
    <style:style style:name="P5" style:family="paragraph" style:parent-style-name="Standard">
      <style:text-properties fo:font-weight="bold" officeooo:rsid="00189a6b" officeooo:paragraph-rsid="00001fe4" style:font-weight-asian="bold" style:font-weight-complex="bold"/>
    </style:style>
    <style:style style:name="P6" style:family="paragraph" style:parent-style-name="Standard">
      <style:text-properties fo:font-style="italic" fo:font-weight="normal" officeooo:rsid="00189a6b" officeooo:paragraph-rsid="00001fe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style:text-underline-style="none" fo:font-weight="normal" officeooo:rsid="00189a6b" officeooo:paragraph-rsid="00001fe4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style:text-underline-style="none" fo:font-weight="bold" officeooo:rsid="00189a6b" officeooo:paragraph-rsid="00001fe4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001fe4"/>
    </style:style>
    <style:style style:name="P10" style:family="paragraph" style:parent-style-name="normal">
      <style:text-properties fo:language="en" fo:country="US" officeooo:rsid="00189a6b" officeooo:paragraph-rsid="00001fe4"/>
    </style:style>
    <style:style style:name="P11" style:family="paragraph" style:parent-style-name="normal">
      <style:text-properties fo:language="en" fo:country="US" officeooo:rsid="0004a40a" officeooo:paragraph-rsid="00001fe4"/>
    </style:style>
    <style:style style:name="T1" style:family="text">
      <style:text-properties officeooo:rsid="00189d0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89a6b"/>
    </style:style>
    <style:style style:name="T4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Ubuntu public setback theory</text:h>
      <text:h text:style-name="P3" text:outline-level="3">June 7<text:span text:style-name="T4">th</text:span> 2021 at 10:46 pm</text:h>
      <text:p text:style-name="P9"><text:span text:style-name="T3">I found out that there was a big recent X.org touchpad update that was recently released that added support for various gestures, similar to that of MacOS or Windows. I even heard reviews that it was surprisingly stable. This is where Ubuntu comes as a setback. Due to Ubuntu being the most popular distribution, and having a long-term release cycle of every 2 years, any major changes to the desktop Linux architecture aren’t always reflected until the next Ubuntu LTS release for the general public. I don’t know where this point starts, I feel it starts at the release date of the release after the LTS release. This is only a theory for the general public, tech savvy Linux users will definitely notice it and acknowledge it.</text:span></text:p>
      <text:p text:style-name="P9"><text:span text:style-name="T3"/></text:p>
      <text:h text:style-name="Heading_20_3" text:outline-level="3">Theory:</text:h>
      <text:p text:style-name="P4"><text:span text:style-name="T2"/></text:p>
      <text:p text:style-name="P4"><text:span text:style-name="T2">General public opinion on desktop Linux by someone who doesn’t update major components and is a Windows 10 or MacOS fan</text:span></text:p>
      <text:h text:style-name="P1" text:outline-level="4">Timeline:</text:h>
      <text:p text:style-name="P4"><text:span text:style-name="T2"/></text:p>
      <text:p text:style-name="P5"><text:span text:style-name="T2">20.04 LTS – Linux is getting so powerful</text:span></text:p>
      <text:p text:style-name="P6"><text:span text:style-name="T2">20.10 – Linux is great, but Windows is picking up</text:span></text:p>
      <text:p text:style-name="P7"><text:span text:style-name="T2">21.04 – Windows is really catching up to Linux, lol why use Linux</text:span></text:p>
      <text:p text:style-name="P7"><text:span text:style-name="T2">21.10 – Linux is Meh, it doesn’t have the features of Windows 10 or MacOS. Why even bother?</text:span></text:p>
      <text:p text:style-name="P8"><text:span text:style-name="T2">22.04 LTS – Linux is getting so super powerful</text:span></text:p>
      <text:p text:style-name="P11"/>
      <text:p text:style-name="P10">This is a theory I came up with this morning. It immediately popped into mind. This driver update is great, but I am one of the in-experienced Linux users who prefers to not destroy my primary system with an update. I have always feared driver updates on Linux since starting, and I rarely update. This is a pretty stupid thing to do, but I am just beginning, and I haven’t had very good luck regarding drivers on Linux with Dell yet. At the same time, I <text:span text:style-name="T1">acknowledge</text:span> that Linux is still the best bet, and is miles better than Windows <text:span text:style-name="T1">or MacOS</text:span>, but I won’t install this update until it comes with my next <text:span text:style-name="T1">or another future </text:span>system. I don’t have much use for gestures anyway, it may end up just annoying me like the middle mouse butt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22:46:03.948139169</meta:creation-date>
    <dc:date>2021-06-07T22:47:04.400285296</dc:date>
    <meta:editing-duration>PT1M1S</meta:editing-duration>
    <meta:editing-cycles>1</meta:editing-cycles>
    <meta:document-statistic meta:table-count="0" meta:image-count="0" meta:object-count="0" meta:page-count="1" meta:paragraph-count="12" meta:word-count="351" meta:character-count="1941" meta:non-whitespace-character-count="1597"/>
    <meta:generator>LibreOffice/6.4.2.2$Linux_X86_64 LibreOffice_project/40$Build-2</meta:generator>
  </office:meta>
</office:document-meta>
</file>